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0 Numero | 0 Otal|+ Asignacion | - Asignacion | * Asignacion | / Barra | % Asignacion | ! Not | &amp; Logico1 | | Logico2 | &lt; Menor | &gt; Mayor <text:s/>| = Asignación <text:s/>| <text:s/>car3 Identificador | com_doble Cadena | del Token |, | ;| :|.|( | )| [|]|{|}|?</text:p>
      <text:p text:style-name="Preformatted_20_Text"/>
      <text:p text:style-name="Preformatted_20_Text"><text:tab/>Numero := digito Numero | λ </text:p>
      <text:p text:style-name="Preformatted_20_Text"><text:tab/>Octal := digito Octal | λ</text:p>
      <text:p text:style-name="Preformatted_20_Text"><text:tab/>Asignacion := <text:s/>=| -|+|λ </text:p>
      <text:p text:style-name="Preformatted_20_Text"><text:tab/>Barra := <text:s/>= | * Comentario1 | / Barra2|λ </text:p>
      <text:p text:style-name="Preformatted_20_Text"><text:tab/>Barra2 := car1 Barra2| salto_linea Token</text:p>
      <text:p text:style-name="Preformatted_20_Text"><text:tab/>Comentario1 := car5 Cometario1| * Comentario2</text:p>
      <text:p text:style-name="Preformatted_20_Text"><text:tab/>Comentario2 := car6 Cometario1| / Token</text:p>
      <text:p text:style-name="Preformatted_20_Text"><text:tab/>Logico1 := &amp; </text:p>
      <text:p text:style-name="Preformatted_20_Text"><text:tab/>Logico2 := |</text:p>
      <text:p text:style-name="Preformatted_20_Text"><text:tab/>Not := = | λ</text:p>
      <text:p text:style-name="Preformatted_20_Text"><text:tab/>Menor : = = <text:s/>| &lt; | λ</text:p>
      <text:p text:style-name="Preformatted_20_Text"><text:tab/>Mayor : = = <text:s/>| &gt; | λ</text:p>
      <text:p text:style-name="Preformatted_20_Text"><text:tab/>Identificador := car3 Identificador <text:s/>| λ </text:p>
      <text:p text:style-name="Preformatted_20_Text"><text:tab/>Cadena := car4 Cadena | <text:s/>com_doble </text:p>
      <text:p text:style-name="Preformatted_20_Text"><text:tab/>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, \n</text:p>
      <text:p text:style-name="Preformatted_20_Text">salto_linea =&gt; \n</text:p>
      <text:p text:style-name="Preformatted_20_Text">letra =&gt; cualquier letra del alfabeto</text:p>
      <text:p text:style-name="Preformatted_20_Text">digito =&gt; 0, 1, 2, 3, 4, 5, 6, 7, 8, 9</text:p>
      <text:p text:style-name="Preformatted_20_Text">digito0=&gt; digito – {0} </text:p>
      <text:p text:style-name="Preformatted_20_Text">car1 =&gt; cualquier_caracter</text:p>
      <text:p text:style-name="Preformatted_20_Text">car2 =&gt; cualquier <text:span text:style-name="T2">caracter – salto_linea</text:span></text:p>
      <text:p text:style-name="Preformatted_20_Text">car3 =&gt; cualquier_letra U subrayado</text:p>
      <text:p text:style-name="Preformatted_20_Text">car4 =&gt; cualquier caracter - salto_linea – com_doble</text:p>
      <text:p text:style-name="Preformatted_20_Text">car5=&gt; cualquier carácter - {*}</text:p>
      <text:p text:style-name="Preformatted_20_Text">car6=&gt; cualquier carácter - {/}</text:p>
      <text:p text:style-name="Preformatted_20_Text"/>
      <text:p text:style-name="Preformatted_20_Text">ESTO SE QUITA</text:p>
      <text:p text:style-name="Preformatted_20_Text">//car5 =&gt; cualquier letra U digito U cualquier_caracter - { *,/,+,-,$,%,punto,coma,punto_coma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7T17:17:08</dc:date>
    <dc:creator>Pirois </dc:creator>
    <meta:editing-duration>PT06H10M15S</meta:editing-duration>
    <meta:editing-cycles>29</meta:editing-cycles>
    <meta:document-statistic meta:table-count="0" meta:image-count="0" meta:object-count="0" meta:page-count="1" meta:paragraph-count="33" meta:word-count="223" meta:character-count="1179"/>
  </office:meta>
</office:document-meta>
</file>